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1.3055in" text:min-label-width="0.3333in" text:list-level-position-and-space-mode="label-alignment">
          <style:list-level-label-alignment text:label-followed-by="listtab" fo:margin-left="1.6388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.6388in" text:min-label-width="0.3333in" text:list-level-position-and-space-mode="label-alignment">
          <style:list-level-label-alignment text:label-followed-by="listtab" fo:margin-left="1.9722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9722in" text:min-label-width="0.3333in" text:list-level-position-and-space-mode="label-alignment">
          <style:list-level-label-alignment text:label-followed-by="listtab" fo:margin-left="2.3055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3055in" text:min-label-width="0.3333in" text:list-level-position-and-space-mode="label-alignment">
          <style:list-level-label-alignment text:label-followed-by="listtab" fo:margin-left="2.6388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.6388in" text:min-label-width="0.3333in" text:list-level-position-and-space-mode="label-alignment">
          <style:list-level-label-alignment text:label-followed-by="listtab" fo:margin-left="2.972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9722in" text:min-label-width="0.3333in" text:list-level-position-and-space-mode="label-alignment">
          <style:list-level-label-alignment text:label-followed-by="listtab" fo:margin-left="3.3055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3055in" text:min-label-width="0.3333in" text:list-level-position-and-space-mode="label-alignment">
          <style:list-level-label-alignment text:label-followed-by="listtab" fo:margin-left="3.6388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.6388in" text:min-label-width="0.3333in" text:list-level-position-and-space-mode="label-alignment">
          <style:list-level-label-alignment text:label-followed-by="listtab" fo:margin-left="3.9722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4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5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6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7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8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9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10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11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12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13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P14" style:parent-style-name="內文" style:family="paragraph">
      <style:paragraph-properties style:snap-to-layout-grid="false" fo:text-align="end" fo:margin-top="0.05in" fo:margin-bottom="0.05in" fo:line-height="0.25in"/>
    </style:style>
    <style:style style:name="T1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16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17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18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19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1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P22" style:parent-style-name="內文" style:family="paragraph">
      <style:paragraph-properties style:snap-to-layout-grid="false" fo:margin-top="0.125in" fo:margin-bottom="0.075in" fo:line-height="0.25in" fo:margin-left="0.0006in" fo:text-indent="-0.1972in">
        <style:tab-stops/>
      </style:paragraph-properties>
      <style:text-properties style:font-name="標楷體" style:font-name-asian="標楷體" fo:font-weight="bold" style:font-weight-asian="bold" fo:font-size="13.5pt" style:font-size-asian="13.5pt" style:font-size-complex="13.5pt"/>
    </style:style>
    <style:style style:name="P23" style:parent-style-name="內文" style:family="paragraph">
      <style:paragraph-properties fo:margin-top="0.025in" fo:margin-bottom="0.025in" fo:line-height="0.25in" fo:margin-left="0in" fo:margin-right="-0.2951in" fo:text-indent="-0.1965in">
        <style:tab-stops/>
      </style:paragraph-properties>
    </style:style>
    <style:style style:name="T24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2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26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P27" style:parent-style-name="內文" style:family="paragraph">
      <style:paragraph-properties fo:margin-top="0.025in" fo:margin-bottom="0.025in" fo:line-height="0.25in" fo:margin-left="-0.0298in" fo:margin-right="-0.2951in" fo:text-indent="0.9048in">
        <style:tab-stops/>
      </style:paragraph-properties>
    </style:style>
    <style:style style:name="T28" style:parent-style-name="預設段落字型" style:family="text">
      <style:text-properties style:font-name="標楷體" style:font-name-asian="標楷體" fo:font-weight="bold" style:font-weight-asian="bold" fo:color="#FF0000" fo:font-size="13.5pt" style:font-size-asian="13.5pt" style:font-size-complex="13.5pt"/>
    </style:style>
    <style:style style:name="T29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0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1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2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3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4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T35" style:parent-style-name="預設段落字型" style:family="text">
      <style:text-properties style:font-name="標楷體" style:font-name-asian="標楷體" fo:font-weight="bold" style:font-weight-asian="bold" fo:color="#FF0000" fo:font-size="11pt" style:font-size-asian="11pt" style:font-size-complex="10pt"/>
    </style:style>
    <style:style style:name="P36" style:parent-style-name="內文" style:family="paragraph">
      <style:paragraph-properties fo:margin-top="0.075in" fo:margin-bottom="0.075in" fo:line-height="0.25in" fo:margin-left="0in" fo:text-indent="-0.1965in">
        <style:tab-stops/>
      </style:paragraph-properties>
    </style:style>
    <style:style style:name="T37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38" style:parent-style-name="預設段落字型" style:family="text">
      <style:text-properties style:font-name="標楷體" style:font-name-asian="標楷體" fo:font-weight="bold" style:font-weight-asian="bold" fo:font-size="13.5pt" style:font-size-asian="13.5pt" style:font-size-complex="13.5pt" fo:background-color="#FFFFFF"/>
    </style:style>
    <style:style style:name="T39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40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41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42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4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44" style:parent-style-name="預設段落字型" style:family="text">
      <style:text-properties style:font-name="Calibri" style:font-name-asian="標楷體" fo:font-weight="bold" style:font-weight-asian="bold" style:letter-kerning="false" fo:font-size="13pt" style:font-size-asian="13pt" style:font-size-complex="13pt"/>
    </style:style>
    <style:style style:name="T45" style:parent-style-name="預設段落字型" style:family="text">
      <style:text-properties style:font-name="Calibri" style:font-name-asian="標楷體" fo:font-weight="bold" style:font-weight-asian="bold" style:letter-kerning="false" fo:font-size="13pt" style:font-size-asian="13pt" style:font-size-complex="13pt"/>
    </style:style>
    <style:style style:name="T46" style:parent-style-name="預設段落字型" style:family="text">
      <style:text-properties style:font-name="Calibri" style:font-name-asian="標楷體" fo:font-weight="bold" style:font-weight-asian="bold" style:letter-kerning="false" fo:font-size="13pt" style:font-size-asian="13pt" style:font-size-complex="13pt"/>
    </style:style>
    <style:style style:name="P47" style:parent-style-name="內文" style:family="paragraph">
      <style:paragraph-properties fo:margin-top="0.075in" fo:margin-bottom="0.075in" fo:line-height="0.25in" fo:margin-left="0in" fo:text-indent="-0.1965in">
        <style:tab-stops/>
      </style:paragraph-properties>
    </style:style>
    <style:style style:name="T48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49" style:parent-style-name="預設段落字型" style:family="text">
      <style:text-properties style:font-name="標楷體" style:font-name-asian="標楷體" fo:font-weight="bold" style:font-weight-asian="bold" fo:font-size="13.5pt" style:font-size-asian="13.5pt" style:font-size-complex="13.5pt" fo:background-color="#FFFFFF"/>
    </style:style>
    <style:style style:name="TableColumn51" style:family="table-column">
      <style:table-column-properties style:column-width="7.1972in"/>
    </style:style>
    <style:style style:name="Table50" style:family="table">
      <style:table-properties style:width="7.1972in" fo:margin-left="-0.1222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208in double #000000" style:border-line-width="0.0069in 0.0069in 0.0069in" style:writing-mode="lr-tb" fo:padding-top="0in" fo:padding-left="0.075in" fo:padding-bottom="0in" fo:padding-right="0.075in"/>
    </style:style>
    <style:style style:name="P54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fo:background-color="#FFFFFF"/>
    </style:style>
    <style:style style:name="P55" style:parent-style-name="內文" style:family="paragraph">
      <style:paragraph-properties style:snap-to-layout-grid="false" fo:text-align="justify" fo:text-indent="0.3333in"/>
      <style:text-properties style:font-name="標楷體" style:font-name-asian="標楷體" fo:font-weight="bold" style:font-weight-asian="bold"/>
    </style:style>
    <style:style style:name="P56" style:parent-style-name="內文" style:family="paragraph">
      <style:paragraph-properties style:snap-to-layout-grid="false" fo:text-align="center" fo:margin-bottom="0.075in" fo:text-indent="0.0972in"/>
    </style:style>
    <style:style style:name="T5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font-weight="bold" style:font-weight-asian="bold"/>
    </style:style>
    <style:style style:name="T63" style:parent-style-name="預設段落字型" style:family="text">
      <style:text-properties style:font-name="標楷體" style:font-name-asian="標楷體" fo:font-weight="bold" style:font-weight-asian="bold"/>
    </style:style>
    <style:style style:name="P64" style:parent-style-name="內文" style:family="paragraph">
      <style:paragraph-properties style:snap-to-layout-grid="false" fo:margin-top="0.075in" fo:line-height="0.2777in" fo:margin-left="0.0076in" fo:margin-right="-0.2951in" fo:text-indent="-0.2041in">
        <style:tab-stops/>
      </style:paragraph-properties>
    </style:style>
    <style:style style:name="T65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6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67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68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69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70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71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P72" style:parent-style-name="內文" style:family="paragraph">
      <style:paragraph-properties style:snap-to-layout-grid="false" fo:line-height="0.2777in" fo:margin-left="-0.0298in" fo:margin-right="-0.2951in" fo:text-indent="0.7187in">
        <style:tab-stops/>
      </style:paragraph-properties>
      <style:text-properties style:font-name="標楷體" style:font-name-asian="標楷體" fo:letter-spacing="-0.0111in" fo:font-size="13.5pt" style:font-size-asian="13.5pt" style:font-size-complex="13.5pt"/>
    </style:style>
    <style:style style:name="P73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74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7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7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77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78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79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80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81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P82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83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84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8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86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87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88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89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90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9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92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99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00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0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02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03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P104" style:parent-style-name="內文" style:family="paragraph">
      <style:paragraph-properties style:snap-to-layout-grid="false" fo:line-height="0.2777in" fo:margin-left="0.0076in" fo:text-indent="-0.2041in">
        <style:tab-stops>
          <style:tab-stop style:type="left" style:position="3.2875in"/>
        </style:tab-stops>
      </style:paragraph-properties>
    </style:style>
    <style:style style:name="T105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0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07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08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2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3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P114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115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1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7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8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19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20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2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P122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123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24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2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P126" style:parent-style-name="內文" style:family="paragraph">
      <style:paragraph-properties style:snap-to-layout-grid="false" fo:line-height="0.2777in" fo:margin-left="0.0076in" fo:text-indent="-0.2041in">
        <style:tab-stops/>
      </style:paragraph-properties>
    </style:style>
    <style:style style:name="T127" style:parent-style-name="預設段落字型" style:family="text">
      <style:text-properties style:font-name="Wingdings" style:font-name-asian="Wingdings" style:font-name-complex="Wingdings" fo:font-size="13.5pt" style:font-size-asian="13.5pt" style:font-size-complex="13.5pt"/>
    </style:style>
    <style:style style:name="T128" style:parent-style-name="預設段落字型" style:family="text">
      <style:text-properties style:font-name="標楷體" style:font-name-asian="標楷體" fo:font-weight="bold" style:font-weight-asian="bold" fo:font-size="13.5pt" style:font-size-asian="13.5pt" style:font-size-complex="13.5pt"/>
    </style:style>
    <style:style style:name="P129" style:parent-style-name="內文" style:family="paragraph">
      <style:paragraph-properties style:snap-to-layout-grid="false" fo:line-height="0.2777in" fo:margin-left="0in" fo:text-indent="-0.1965in">
        <style:tab-stops/>
      </style:paragraph-properties>
    </style:style>
    <style:style style:name="T130" style:parent-style-name="預設段落字型" style:family="text">
      <style:text-properties style:font-name="Calibri" style:font-name-asian="標楷體" style:letter-kerning="false" fo:font-size="13.5pt" style:font-size-asian="13.5pt" style:font-size-complex="13.5pt"/>
    </style:style>
    <style:style style:name="T13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2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3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4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37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P138" style:parent-style-name="內文" style:family="paragraph">
      <style:paragraph-properties style:snap-to-layout-grid="false" fo:line-height="0.2777in" fo:margin-left="0in" fo:margin-right="-0.5916in" fo:text-indent="-0.1965in">
        <style:tab-stops/>
      </style:paragraph-properties>
    </style:style>
    <style:style style:name="T139" style:parent-style-name="預設段落字型" style:family="text">
      <style:text-properties style:font-name="Calibri" style:font-name-asian="標楷體" style:letter-kerning="false" fo:font-size="13.5pt" style:font-size-asian="13.5pt" style:font-size-complex="13.5pt"/>
    </style:style>
    <style:style style:name="T140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4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42" style:parent-style-name="預設段落字型" style:family="text">
      <style:text-properties style:font-name="Calibri" style:font-name-asian="標楷體" style:letter-kerning="false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43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46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47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51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52" style:parent-style-name="預設段落字型" style:family="text">
      <style:text-properties style:font-name="標楷體" style:font-name-asian="標楷體" fo:font-size="13.5pt" style:font-size-asian="13.5pt" style:font-size-complex="13.5pt"/>
    </style:style>
    <style:style style:name="T153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標楷體" style:font-name-asian="標楷體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標楷體" style:font-name-asian="標楷體" fo:font-weight="bold" style:font-weight-asian="bold" fo:color="#FF0000" fo:font-size="10pt" style:font-size-asian="10pt" style:font-size-complex="10pt" fo:background-color="#FFFFFF"/>
    </style:style>
    <style:style style:name="P156" style:parent-style-name="內文" style:family="paragraph">
      <style:paragraph-properties style:snap-to-layout-grid="false" fo:line-height="0.3472in" fo:margin-left="-0.0506in" fo:margin-right="-0.5916in" fo:text-indent="-0.1458in">
        <style:tab-stops/>
      </style:paragraph-properties>
      <style:text-properties style:font-name="標楷體" style:font-name-asian="標楷體" fo:font-weight="bold" style:font-weight-asian="bold" fo:font-size="10pt" style:font-size-asian="10pt" style:font-size-complex="10pt"/>
    </style:style>
    <style:style style:name="TableColumn158" style:family="table-column">
      <style:table-column-properties style:column-width="2.4347in"/>
    </style:style>
    <style:style style:name="TableColumn159" style:family="table-column">
      <style:table-column-properties style:column-width="2.4375in"/>
    </style:style>
    <style:style style:name="TableColumn160" style:family="table-column">
      <style:table-column-properties style:column-width="2.4805in"/>
    </style:style>
    <style:style style:name="Table157" style:family="table">
      <style:table-properties style:width="7.3527in" fo:margin-left="0in" table:align="center"/>
    </style:style>
    <style:style style:name="TableRow161" style:family="table-row">
      <style:table-row-properties style:min-row-height="0.2826in"/>
    </style:style>
    <style:style style:name="TableCell1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/>
    </style:style>
    <style:style style:name="T164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65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66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67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68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69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70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71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172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3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4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5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6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7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8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79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80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81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182" style:parent-style-name="預設段落字型" style:family="text">
      <style:text-properties style:font-name="標楷體" style:font-name-asian="標楷體" fo:font-size="10pt" style:font-size-asian="10pt" style:font-size-complex="10pt" fo:background-color="#FFFFFF"/>
    </style:style>
    <style:style style:name="TableRow183" style:family="table-row">
      <style:table-row-properties style:min-row-height="0.885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margin-top="0.075in"/>
    </style:style>
    <style:style style:name="T186" style:parent-style-name="預設段落字型" style:family="text">
      <style:text-properties style:font-name="標楷體" style:font-name-asian="標楷體" fo:font-weight="bold" style:font-weight-asian="bold"/>
    </style:style>
    <style:style style:name="T187" style:parent-style-name="預設段落字型" style:family="text">
      <style:text-properties style:font-name="標楷體" style:font-name-asian="標楷體" fo:font-weight="bold" style:font-weight-asian="bold"/>
    </style:style>
    <style:style style:name="T188" style:parent-style-name="預設段落字型" style:family="text">
      <style:text-properties style:font-name="標楷體" style:font-name-asian="標楷體" fo:font-weight="bold" style:font-weight-asian="bold"/>
    </style:style>
    <style:style style:name="T189" style:parent-style-name="預設段落字型" style:family="text">
      <style:text-properties style:font-name="標楷體" style:font-name-asian="標楷體" fo:font-weight="bold" style:font-weight-asian="bold"/>
    </style:style>
    <style:style style:name="T190" style:parent-style-name="預設段落字型" style:family="text">
      <style:text-properties style:font-name="標楷體" style:font-name-asian="標楷體" fo:font-weight="bold" style:font-weight-asian="bold"/>
    </style:style>
    <style:style style:name="T19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="標楷體" style:font-name-asian="標楷體" fo:font-weight="bold" style:font-weight-asian="bold"/>
    </style:style>
    <style:style style:name="T193" style:parent-style-name="預設段落字型" style:family="text">
      <style:text-properties style:font-name="標楷體" style:font-name-asian="標楷體" fo:font-weight="bold" style:font-weight-asian="bold"/>
    </style:style>
    <style:style style:name="T194" style:parent-style-name="預設段落字型" style:family="text">
      <style:text-properties style:font-name="標楷體" style:font-name-asian="標楷體" fo:font-weight="bold" style:font-weight-asian="bold"/>
    </style:style>
    <style:style style:name="T195" style:parent-style-name="預設段落字型" style:family="text">
      <style:text-properties style:font-name="標楷體" style:font-name-asian="標楷體" fo:font-weight="bold" style:font-weight-asian="bold"/>
    </style:style>
    <style:style style:name="T196" style:parent-style-name="預設段落字型" style:family="text">
      <style:text-properties style:font-name="標楷體" style:font-name-asian="標楷體" fo:font-weight="bold" style:font-weight-asian="bold"/>
    </style:style>
    <style:style style:name="T197" style:parent-style-name="預設段落字型" style:family="text">
      <style:text-properties style:font-name="標楷體" style:font-name-asian="標楷體" fo:font-weight="bold" style:font-weight-asian="bold"/>
    </style:style>
    <style:style style:name="T198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99" style:parent-style-name="預設段落字型" style:family="text">
      <style:text-properties style:font-name="標楷體" style:font-name-asian="標楷體" fo:font-weight="bold" style:font-weight-asian="bold"/>
    </style:style>
    <style:style style:name="P200" style:parent-style-name="內文" style:family="paragraph">
      <style:paragraph-properties fo:margin-top="0.075in"/>
    </style:style>
    <style:style style:name="T201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2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3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P205" style:parent-style-name="內文" style:family="paragraph">
      <style:paragraph-properties fo:margin-top="0.05in" fo:text-indent="0.9277in"/>
    </style:style>
    <style:style style:name="T206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7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208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09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0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1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2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3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4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5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6" style:parent-style-name="預設段落字型" style:family="text">
      <style:text-properties style:font-name="標楷體" style:font-name-asian="標楷體" fo:font-weight="bold" style:font-weight-asian="bold" fo:letter-spacing="-0.0111in" fo:font-size="13.5pt" style:font-size-asian="13.5pt" style:font-size-complex="13.5pt"/>
    </style:style>
    <style:style style:name="T217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P218" style:parent-style-name="內文" style:family="paragraph">
      <style:paragraph-properties fo:margin-top="0.05in" fo:text-indent="1.8048in"/>
    </style:style>
    <style:style style:name="T219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0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1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2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3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4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5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6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7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8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29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30" style:parent-style-name="預設段落字型" style:family="text">
      <style:text-properties style:font-name="標楷體" style:font-name-asian="標楷體" fo:letter-spacing="-0.0111in" fo:font-size="13.5pt" style:font-size-asian="13.5pt" style:font-size-complex="13.5pt"/>
    </style:style>
    <style:style style:name="T231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32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P233" style:parent-style-name="內文" style:family="paragraph">
      <style:paragraph-properties fo:margin-top="0.075in" fo:margin-bottom="0.075in"/>
    </style:style>
    <style:style style:name="T234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235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36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237" style:parent-style-name="預設段落字型" style:family="text">
      <style:text-properties style:font-name="標楷體" style:font-name-asian="標楷體" fo:font-weight="bold" style:font-weight-asian="bold" fo:font-size="13pt" style:font-size-asian="13pt" style:font-size-complex="13pt"/>
    </style:style>
    <style:style style:name="TableRow238" style:family="table-row">
      <style:table-row-properties style:min-row-height="0.3743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/>
      <style:text-properties style:font-name="標楷體" style:font-name-asian="標楷體" fo:font-size="13.5pt" style:font-size-asian="13.5pt" style:font-size-complex="13.5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/>
      <style:text-properties style:font-name="標楷體" style:font-name-asian="標楷體" fo:font-size="13.5pt" style:font-size-asian="13.5pt" style:font-size-complex="13.5pt"/>
    </style:style>
    <style:style style:name="TableRow245" style:family="table-row">
      <style:table-row-properties style:row-height="1.1854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內文" style:family="paragraph">
      <style:text-properties style:font-name="標楷體" style:font-name-asian="標楷體" fo:font-size="13.5pt" style:font-size-asian="13.5pt" style:font-size-complex="13.5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text-properties style:font-name="標楷體" style:font-name-asian="標楷體" fo:font-size="13.5pt" style:font-size-asian="13.5pt" style:font-size-complex="13.5pt"/>
    </style:style>
    <style:style style:name="P252" style:parent-style-name="內文" style:family="paragraph">
      <style:paragraph-properties fo:text-align="end" fo:margin-right="0.7777in"/>
    </style:style>
    <style:style style:name="T253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name="P254" style:parent-style-name="內文" style:family="paragraph">
      <style:text-properties fo:font-size="10pt" style:font-size-asian="10pt" style:font-size-complex="10pt"/>
    </style:style>
    <style:style style:name="T255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name="T256" style:parent-style-name="預設段落字型" style:family="text">
      <style:text-properties style:font-name="標楷體" style:font-name-asian="標楷體" fo:font-weight="bold" style:font-weight-asian="bold" style:font-size-complex="14pt" fo:background-color="#FFFFFF"/>
    </style:style>
    <style:style style:name="T257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name="T258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name="T259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name="T260" style:parent-style-name="預設段落字型" style:family="text">
      <style:text-properties style:font-name="標楷體" style:font-name-asian="標楷體" fo:font-weight="bold" style:font-weight-asian="bold" style:font-size-complex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國立彰化師範大學</text:span><text:span text:style-name="T3">【</text:span><text:span text:style-name="T4">109</text:span><text:span text:style-name="T5">學年度第</text:span><text:span text:style-name="T6">2</text:span><text:span text:style-name="T7">學期</text:span><text:span text:style-name="T8">停車</text:span><text:span text:style-name="T9">費</text:span><text:span text:style-name="T10">退費</text:span><text:span text:style-name="T11">】</text:span><text:span text:style-name="T12">申請</text:span><text:span text:style-name="T13">表</text:span></text:p>
      <text:p text:style-name="P14"><text:span text:style-name="T15">送件</text:span><text:span text:style-name="T16">日期： <text:s text:c="2"/>年 <text:s/></text:span><text:span text:style-name="T17"><text:s/></text:span><text:span text:style-name="T18">月<text:s/></text:span><text:span text:style-name="T19"><text:s/></text:span><text:span text:style-name="T20"><text:s/>日</text:span><text:span text:style-name="T21">(必填)</text:span></text:p>
      <text:p text:style-name="P22">說明：擬請同意退還已繳納之停車相關費用，並將款項撥入本人金融帳戶。</text:p>
      <text:p text:style-name="P23"><text:span text:style-name="T24"></text:span><text:span text:style-name="T25">退還項目：□感應卡</text:span><text:span text:style-name="T26">押金300元</text:span></text:p>
      <text:p text:style-name="P27"><text:span text:style-name="T28">□停車費</text:span><text:span text:style-name="T29">【</text:span><text:span text:style-name="T30">申請1</text:span><text:span text:style-name="T31">10.5.17</text:span><text:span text:style-name="T32">至6</text:span><text:span text:style-name="T33">.30</text:span><text:span text:style-name="T34">期間因疫情關係採遠距教學，確實未到校停車之停車費</text:span><text:span text:style-name="T35">】</text:span></text:p>
      <text:p text:style-name="P36"><text:span text:style-name="T37"></text:span><text:span text:style-name="T38">檢附文件：</text:span><text:span text:style-name="T39">□</text:span><text:span text:style-name="T40">原繳費收據</text:span><text:span text:style-name="T41">正本</text:span><text:span text:style-name="T42">(</text:span><text:span text:style-name="T43">請自行至台銀學雜費入口網下載)</text:span><text:span text:style-name="T44">□請檢附轉帳帳號</text:span><text:span text:style-name="T45">之</text:span><text:span text:style-name="T46">存摺影本</text:span></text:p>
      <text:p text:style-name="P47"><text:span text:style-name="T48"></text:span><text:span text:style-name="T49">切結聲明：</text:span>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切結聲明</text:p>
            <text:p text:style-name="P55">本人擬申請退還停車相關費用，若有重複請領，願繳回溢領之全數金額，特簽此書為證。</text:p>
            <text:p text:style-name="P56"><text:span text:style-name="T57">立書人： <text:s text:c="8"/></text:span><text:span text:style-name="T58"><text:s text:c="2"/></text:span><text:span text:style-name="T59"><text:s text:c="2"/></text:span><text:span text:style-name="T60"><text:s/></text:span><text:span text:style-name="T61"><text:s/></text:span><text:span text:style-name="T62">（簽章</text:span><text:span text:style-name="T63">）</text:span></text:p>
          </table:table-cell>
        </table:table-row>
      </table:table>
      <text:p text:style-name="P64"><text:span text:style-name="T65"></text:span><text:span text:style-name="T66">身分別：</text:span><text:span text:style-name="T67">□</text:span><text:span text:style-name="T68">日間部</text:span><text:span text:style-name="T69">學生</text:span><text:span text:style-name="T70">【請送總務處採資組】<text:s/></text:span><text:span text:style-name="T71"><text:s text:c="3"/></text:span></text:p>
      <text:p text:style-name="P72">□進修學院師培生<text:s/>□進修學院學生【請送進修學院教學服務組】</text:p>
      <text:p text:style-name="P73"><text:span text:style-name="T74"></text:span><text:span text:style-name="T75">原申請停車校區</text:span><text:span text:style-name="T76">：</text:span><text:span text:style-name="T77">□</text:span><text:span text:style-name="T78">全/進德校區 <text:s/></text:span><text:span text:style-name="T79"><text:s/></text:span><text:span text:style-name="T80">□</text:span><text:span text:style-name="T81">寶山校區</text:span></text:p>
      <text:p text:style-name="P82"><text:span text:style-name="T83"></text:span><text:span text:style-name="T84">停車感應卡卡號</text:span><text:span text:style-name="T85">：</text:span><text:span text:style-name="T86"><text:s text:c="17"/></text:span></text:p>
      <text:p text:style-name="P87"><text:span text:style-name="T88"></text:span><text:span text:style-name="T89">單位</text:span><text:span text:style-name="T90">/系所</text:span><text:span text:style-name="T91">：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</text:span><text:span text:style-name="T101">電話（或手機）：</text:span><text:span text:style-name="T102">_______________</text:span><text:span text:style-name="T103"><text:s text:c="2"/></text:span></text:p>
      <text:p text:style-name="P104"><text:span text:style-name="T105"></text:span><text:span text:style-name="T106">申請人</text:span><text:span text:style-name="T107">：</text:span><text:span text:style-name="T108"><text:s text:c="17"/></text:span><text:span text:style-name="T109"><text:s text:c="4"/></text:span><text:span text:style-name="T110">（</text:span><text:span text:style-name="T111">簽章</text:span><text:span text:style-name="T112">;請正楷書寫,勿潦草</text:span><text:span text:style-name="T113">）</text:span></text:p>
      <text:p text:style-name="P114"><text:span text:style-name="T115"></text:span><text:span text:style-name="T116">身分證字號：</text:span><text:span text:style-name="T117">＿＿＿＿＿＿＿＿＿</text:span><text:span text:style-name="T118"><text:s/></text:span><text:span text:style-name="T119"><text:s text:c="5"/></text:span><text:span text:style-name="T120"></text:span><text:span text:style-name="T121">學號：＿＿＿＿＿＿＿＿</text:span></text:p>
      <text:p text:style-name="P122"><text:span text:style-name="T123"></text:span><text:span text:style-name="T124">出生年月日：</text:span><text:span text:style-name="T125">＿＿＿＿＿＿＿＿＿</text:span></text:p>
      <text:p text:style-name="P126"><text:span text:style-name="T127"></text:span><text:span text:style-name="T128">轉帳帳號（擇一填寫，戶名須與申請人一致）：</text:span></text:p>
      <text:p text:style-name="P129"><text:span text:style-name="T130">□</text:span><text:span text:style-name="T131">郵局</text:span><text:span text:style-name="T132">：</text:span><text:span text:style-name="T133">局號</text:span><text:span text:style-name="T134">＿＿＿＿＿＿＿<text:s/></text:span><text:span text:style-name="T135">帳號</text:span><text:span text:style-name="T136">＿＿＿＿＿＿</text:span><text:span text:style-name="T137">＿＿</text:span></text:p>
      <text:p text:style-name="P138"><text:span text:style-name="T139">□</text:span><text:span text:style-name="T140">銀行</text:span><text:span text:style-name="T141">：</text:span><text:span text:style-name="T142"><text:s/></text:span><text:span text:style-name="T143"><text:s text:c="6"/></text:span><text:span text:style-name="T144"><text:s text:c="5"/></text:span><text:span text:style-name="T145">銀行</text:span><text:span text:style-name="T146"><text:s/></text:span><text:span text:style-name="T147"><text:s text:c="3"/></text:span><text:span text:style-name="T148"><text:s text:c="2"/></text:span><text:span text:style-name="T149"><text:s text:c="5"/></text:span><text:span text:style-name="T150">分行</text:span><text:span text:style-name="T151"><text:s/></text:span><text:span text:style-name="T152">帳號：</text:span><text:span text:style-name="T153"><text:s text:c="11"/></text:span><text:span text:style-name="T154">＿＿＿＿</text:span><text:span text:style-name="T155">（依規定扣手續費）</text:span></text:p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3">
            <text:p text:style-name="P163"><text:span text:style-name="T164">以下欄位</text:span><text:span text:style-name="T165">由總務處</text:span><text:span text:style-name="T166">／進修學院</text:span><text:span text:style-name="T167">-審核</text:span><text:span text:style-name="T168">填寫</text:span><text:span text:style-name="T169"><text:s/></text:span><text:span text:style-name="T170"><text:s text:c="2"/>(</text:span><text:span text:style-name="T171">申請人勿填)</text:span><text:span text:style-name="T172"><text:s/></text:span><text:span text:style-name="T173"><text:s text:c="2"/></text:span><text:span text:style-name="T174">承辧單位收件日期:</text:span><text:span text:style-name="T175">110</text:span><text:span text:style-name="T176">年</text:span><text:span text:style-name="T177"><text:s/></text:span><text:span text:style-name="T178"><text:s text:c="2"/></text:span><text:span text:style-name="T179"><text:s/></text:span><text:span text:style-name="T180"><text:s/>月 <text:s/></text:span><text:span text:style-name="T181"><text:s/></text:span><text:span text:style-name="T182"><text:s/>日</text:span></text:p>
          </table:table-cell>
          <table:covered-table-cell/>
          <table:covered-table-cell/>
        </table:table-row>
        <table:table-row table:style-name="TableRow183">
          <table:table-cell table:style-name="TableCell184" table:number-columns-spanned="3">
            <text:p text:style-name="P185"><text:bookmark-start text:name="OLE_LINK10"/><text:span text:style-name="T186">□</text:span><text:span text:style-name="T187">經</text:span><text:span text:style-name="T188">總務處採資組至停車管理系統查證</text:span><text:span text:style-name="T189">5</text:span><text:span text:style-name="T190">/17-6/30</text:span><text:span text:style-name="T191">確實</text:span><text:span text:style-name="T192">未到校停車</text:span><text:span text:style-name="T193">,同意全額退費。(</text:span><text:span text:style-name="T194">________</text:span><text:span text:style-name="T195">簽章)</text:span></text:p>
            <text:p text:style-name="內文"><text:span text:style-name="T196">□經總務處採資組至停車管理系統查證5</text:span><text:span text:style-name="T197">/17-6/30</text:span><text:span text:style-name="T198">曾經</text:span><text:span text:style-name="T199">到校停車,故無法退費。</text:span></text:p>
            <text:p text:style-name="P200"><text:span text:style-name="T201">退還項目：□感應卡</text:span><text:bookmark-start text:name="OLE_LINK1"/><text:bookmark-start text:name="OLE_LINK2"/><text:bookmark-start text:name="OLE_LINK3"/><text:span text:style-name="T202">押金300元</text:span><text:bookmark-end text:name="OLE_LINK1"/><text:bookmark-end text:name="OLE_LINK2"/><text:bookmark-end text:name="OLE_LINK3"/><text:span text:style-name="T203">，歸還感應卡卡號：</text:span><text:span text:style-name="T204"><text:s text:c="10"/></text:span></text:p>
            <text:p text:style-name="P205"><text:span text:style-name="T206">□停車費：</text:span><text:bookmark-end text:name="OLE_LINK10"/><text:span text:style-name="T207">大學部、在職師培生</text:span><text:span text:style-name="T208">□</text:span><text:span text:style-name="T209">進德</text:span><text:span text:style-name="T210">7</text:span><text:span text:style-name="T211">50</text:span><text:span text:style-name="T212">元 □</text:span><text:span text:style-name="T213">寶山</text:span><text:span text:style-name="T214">3</text:span><text:span text:style-name="T215">75</text:span><text:span text:style-name="T216">元</text:span><text:span text:style-name="T217"><text:s/></text:span></text:p>
            <text:p text:style-name="P218"><text:span text:style-name="T219">在職班學生(非師培生)</text:span><text:span text:style-name="T220">□</text:span><text:span text:style-name="T221">進德</text:span><text:span text:style-name="T222">4</text:span><text:span text:style-name="T223">00</text:span><text:span text:style-name="T224">元</text:span><text:span text:style-name="T225"><text:s/></text:span><text:span text:style-name="T226">□</text:span><text:span text:style-name="T227">寶山</text:span><text:span text:style-name="T228">2</text:span><text:span text:style-name="T229">00</text:span><text:span text:style-name="T230">元</text:span><text:span text:style-name="T231"><text:s text:c="2"/></text:span><text:span text:style-name="T232"><text:s text:c="3"/></text:span></text:p>
            <text:p text:style-name="P233"><text:span text:style-name="T234">總計退還新臺幣：</text:span><text:span text:style-name="T235"><text:s text:c="7"/>仟 <text:s text:c="5"/>佰 <text:s text:c="5"/>拾 <text:s text:c="5"/>元</text:span><text:span text:style-name="T236">整</text:span><text:span text:style-name="T237"><text:s/></text:span></text:p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P240">承辦單位（總務處/進修學院）</text:p>
          </table:table-cell>
          <table:table-cell table:style-name="TableCell241">
            <text:p text:style-name="P242">主計室</text:p>
          </table:table-cell>
          <table:table-cell table:style-name="TableCell243">
            <text:p text:style-name="P244">校長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P252"><text:span text:style-name="T253"><draw:frame draw:z-index="251657728" draw:id="id0" draw:style-name="a0" draw:name="Text Box 2" text:anchor-type="paragraph" svg:x="6.04583in" svg:y="0.24653in" svg:width="0.78125in" svg:height="0.30208in" style:rel-width="scale" style:rel-height="scale"><draw:text-box><text:p text:style-name="P254">110.11.02</text:p></draw:text-box><svg:title/><svg:desc/></draw:frame></text:span><text:span text:style-name="T255">※申請單核准後，請送</text:span><text:span text:style-name="T256">主計室</text:span><text:span text:style-name="T257">辦理</text:span><text:span text:style-name="T258">退費</text:span><text:span text:style-name="T259">事</text:span><text:span text:style-name="T260">宜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1.3055in" text:min-label-width="0.3333in" text:list-level-position-and-space-mode="label-alignment">
          <style:list-level-label-alignment text:label-followed-by="listtab" fo:margin-left="1.6388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.6388in" text:min-label-width="0.3333in" text:list-level-position-and-space-mode="label-alignment">
          <style:list-level-label-alignment text:label-followed-by="listtab" fo:margin-left="1.9722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9722in" text:min-label-width="0.3333in" text:list-level-position-and-space-mode="label-alignment">
          <style:list-level-label-alignment text:label-followed-by="listtab" fo:margin-left="2.3055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3055in" text:min-label-width="0.3333in" text:list-level-position-and-space-mode="label-alignment">
          <style:list-level-label-alignment text:label-followed-by="listtab" fo:margin-left="2.6388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.6388in" text:min-label-width="0.3333in" text:list-level-position-and-space-mode="label-alignment">
          <style:list-level-label-alignment text:label-followed-by="listtab" fo:margin-left="2.972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9722in" text:min-label-width="0.3333in" text:list-level-position-and-space-mode="label-alignment">
          <style:list-level-label-alignment text:label-followed-by="listtab" fo:margin-left="3.3055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3055in" text:min-label-width="0.3333in" text:list-level-position-and-space-mode="label-alignment">
          <style:list-level-label-alignment text:label-followed-by="listtab" fo:margin-left="3.6388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.6388in" text:min-label-width="0.3333in" text:list-level-position-and-space-mode="label-alignment">
          <style:list-level-label-alignment text:label-followed-by="listtab" fo:margin-left="3.9722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1972in" fo:margin-right="0.4909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退還停車感應卡押金申請書</dc:title>
    <dc:subject/>
    <meta:initial-creator>$$</meta:initial-creator>
    <dc:creator>User</dc:creator>
    <meta:creation-date>2021-11-02T02:31:00Z</meta:creation-date>
    <dc:date>2021-11-02T02:31:00Z</dc:date>
    <meta:print-date>2021-10-27T07:44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43" meta:character-count="959" meta:row-count="6" meta:non-whitespace-character-count="817"/>
  </office:meta>
</office:document-meta>
</file>